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ea32d5" officeooo:paragraph-rsid="00ea32d5" style:font-name-asian="Microsoft YaHei" style:font-size-asian="14pt" style:font-name-complex="Lucida Sans" style:font-size-complex="14pt"/>
    </style:style>
    <style:style style:name="P2" style:family="paragraph" style:parent-style-name="text" style:list-style-name="L3">
      <style:text-properties fo:font-variant="normal" fo:text-transform="none" style:font-name="Times New Roman" fo:font-size="26pt" fo:font-weight="bold" officeooo:rsid="00ea32d5" officeooo:paragraph-rsid="00ea32d5" style:font-name-asian="Microsoft YaHei" style:font-size-asian="14pt" style:font-name-complex="Lucida Sans" style:font-size-complex="14pt"/>
    </style:style>
    <style:style style:name="P3" style:family="paragraph" style:parent-style-name="text" style:list-style-name="L3">
      <style:text-properties officeooo:rsid="00ea32d5" officeooo:paragraph-rsid="00ea32d5"/>
    </style:style>
    <style:style style:name="P4" style:family="paragraph" style:parent-style-name="text" style:list-style-name="L3">
      <style:text-properties officeooo:rsid="00eb5697" officeooo:paragraph-rsid="00eb56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žská německá literatura</text:p>
      <text:list xml:id="list682422027" text:style-name="L3">
        <text:list-header>
          <text:p text:style-name="P2">Franc Kavka</text:p>
        </text:list-header>
        <text:list-item>
          <text:p text:style-name="P3">existencialismus; odcizení</text:p>
          <text:list>
            <text:list-item>
              <text:p text:style-name="P3">hledají smysl života → nenajdou ho → život nemá smysl</text:p>
            </text:list-item>
          </text:list>
        </text:list-item>
        <text:list-item>
          <text:p text:style-name="P3">Hrdinové mají ve jměně „ka“</text:p>
          <text:list>
            <text:list-item>
              <text:p text:style-name="P3">promítá do nich sebe</text:p>
            </text:list-item>
          </text:list>
        </text:list-item>
        <text:list-item>
          <text:p text:style-name="P4">alegorie, tajemno, absurno, ale jazyk detailní, neobrazný</text:p>
        </text:list-item>
        <text:list-item>
          <text:p text:style-name="P4">Před zákonem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3T19:36:35.122000000</meta:creation-date>
    <dc:date>2020-06-10T14:44:57.057275804</dc:date>
    <meta:editing-duration>P3DT9H55M6S</meta:editing-duration>
    <meta:editing-cycles>78</meta:editing-cycles>
    <meta:generator>LibreOffice/6.4.4.2$Linux_X86_64 LibreOffice_project/40$Build-2</meta:generator>
    <meta:document-statistic meta:table-count="0" meta:image-count="0" meta:object-count="0" meta:page-count="1" meta:paragraph-count="9" meta:word-count="43" meta:character-count="240" meta:non-whitespace-character-count="213"/>
  </office:meta>
</office:document-meta>
</file>